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indent="0in" style:auto-text-indent="false"/>
    </style:style>
    <style:style style:name="P9" style:family="paragraph" style:parent-style-name="Standard" style:list-style-name="">
      <style:paragraph-properties fo:margin-left="0in" fo:margin-right="0in" fo:margin-top="0in" fo:margin-bottom="0in" fo:line-height="100%" fo:text-indent="0in" style:auto-text-indent="false"/>
      <style:text-properties fo:font-size="10.5pt" style:font-size-asian="10.5pt" style:font-size-complex="10.5pt"/>
    </style:style>
    <style:style style:name="P10" style:family="paragraph" style:parent-style-name="Standard">
      <style:paragraph-properties fo:margin-top="0in" fo:margin-bottom="0in" fo:line-height="100%"/>
      <style:text-properties fo:color="#000000" style:font-name="Georgia" fo:font-size="10.5pt" fo:font-weight="normal" fo:background-color="transparent" style:font-size-asian="10.5pt" style:font-weight-asian="normal" style:font-size-complex="10.5pt" style:font-weight-complex="normal"/>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font-size="10.5pt" fo:font-weight="bold" style:font-size-asian="10.5pt" style:font-weight-asian="bold" style:font-name-complex="Times New Roman1" style:font-size-complex="10.5pt"/>
    </style:style>
    <style:style style:name="T6" style:family="text">
      <style:text-properties style:font-name="Georgia" style:font-name-complex="Times New Roman1"/>
    </style:style>
    <style:style style:name="T7" style:family="text">
      <style:text-properties style:font-name="Georgia" fo:font-weight="bold" style:font-weight-asian="bold" style:font-name-complex="Times New Roman1" style:font-weight-complex="bold"/>
    </style:style>
    <style:style style:name="T8" style:family="text">
      <style:text-properties style:font-name="Georgia" fo:language="en" fo:country="US" style:font-name-asian="Georgia" style:language-asian="none" style:country-asian="none" style:font-name-complex="Georgia" style:language-complex="none" style:country-complex="none"/>
    </style:style>
    <style:style style:name="T9" style:family="text">
      <style:text-properties fo:color="#000000" style:font-name="Georgia" fo:font-size="10.5pt" fo:font-weight="normal" style:font-size-asian="10.5pt" style:font-weight-asian="normal" style:font-name-complex="Times New Roman1" style:font-size-complex="10.5pt" style:font-weight-complex="normal"/>
    </style:style>
    <style:style style:name="T10" style:family="text">
      <style:text-properties fo:color="#000000" style:font-name="Georgia" fo:font-size="10.5pt" fo:language="none" fo:country="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1" style:family="text">
      <style:text-properties fo:color="#000000" style:font-name="Georgia" fo:font-size="10.5pt" fo:language="none" fo:country="none" style:text-underline-style="none" fo:font-weight="normal" fo:background-color="transparent"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2" style:family="text">
      <style:text-properties fo:color="#000000" style:font-name="Georgia" fo:font-size="10.5pt" fo:language="none" fo:country="none" fo:font-style="italic" fo:font-weight="normal" fo:background-color="transparent" style:font-name-asian="Georgia" style:font-size-asian="10.5pt" style:language-asian="none" style:country-asian="none" style:font-style-asian="italic" style:font-weight-asian="normal" style:font-name-complex="Georgia" style:font-size-complex="10.5pt" style:language-complex="none" style:country-complex="none" style:font-style-complex="italic" style:font-weight-complex="normal"/>
    </style:style>
    <style:style style:name="T13" style:family="text">
      <style:text-properties fo:color="#000000" style:font-name="Georgia"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4" style:family="text">
      <style:text-properties fo:color="#000000" fo:language="none" fo:country="none" style:text-underline-style="solid" style:text-underline-width="auto" style:text-underline-color="font-color"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5" style:family="text">
      <style:text-properties fo:color="#000000" fo:language="none" fo:country="none" style:text-underline-style="solid" style:text-underline-width="auto" style:text-underline-color="font-color" fo:font-weight="normal" fo:background-color="transparent" style:font-name-asian="Georgia" style:language-asian="none" style:country-asian="none" style:font-weight-asian="normal" style:font-name-complex="Times New Roman1" style:language-complex="none" style:country-complex="none" style:font-weight-complex="normal"/>
    </style:style>
    <style:style style:name="T16" style:family="text">
      <style:text-properties fo:color="#000000" fo:language="none" fo:country="none" fo:font-weight="normal" fo:background-color="transparent" style:font-name-asian="Georgia" style:language-asian="none" style:country-asian="none" style:font-weight-asian="normal" style:font-name-complex="Georgia" style:language-complex="none" style:country-complex="none" style:font-weight-complex="normal"/>
    </style:style>
    <style:style style:name="T17" style:family="text">
      <style:text-properties fo:color="#000000" fo:language="none" fo:country="none" fo:font-weight="normal" fo:background-color="transparent" style:font-name-asian="Georgia" style:language-asian="none" style:country-asian="none" style:font-weight-asian="normal" style:font-name-complex="Times New Roman1" style:language-complex="none" style:country-complex="none" style:font-weight-complex="normal"/>
    </style:style>
    <style:style style:name="T18" style:family="text">
      <style:text-properties fo:color="#000000" fo:language="none" fo:country="none" fo:font-style="italic" style:text-underline-style="solid" style:text-underline-width="auto" style:text-underline-color="font-color" fo:font-weight="normal" fo:background-color="transparent" style:font-name-asian="Georgia" style:language-asian="none" style:country-asian="none" style:font-style-asian="italic" style:font-weight-asian="normal" style:font-name-complex="Georgia" style:language-complex="none" style:country-complex="none" style:font-style-complex="italic" style:font-weight-complex="normal"/>
    </style:style>
    <style:style style:name="T19" style:family="text">
      <style:text-properties fo:color="#000000" fo:language="none" fo:country="none" fo:font-weight="bold" fo:background-color="transparent" style:font-name-asian="Georgia" style:language-asian="none" style:country-asian="none" style:font-weight-asian="bold" style:font-name-complex="Georgia" style:language-complex="none" style:country-complex="none" style:font-weight-complex="bold"/>
    </style:style>
    <style:style style:name="T20" style:family="text">
      <style:text-properties fo:color="#000000" fo:language="en" fo:country="US" fo:font-weight="normal" fo:background-color="transparent" style:font-name-asian="Georgia" style:language-asian="none" style:country-asian="none" style:font-weight-asian="normal" style:font-name-complex="Times New Roman1" style:language-complex="none" style:country-complex="none" style:font-weight-complex="normal"/>
    </style:style>
    <style:style style:name="T21" style:family="text">
      <style:text-properties style:text-position="super 58%" style:font-name="Georgia"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Words of the LORD</text:p>
      <text:p text:style-name="P1"/>
      <text:p text:style-name="P2"><text:span text:style-name="T1">Read:</text:span><text:span text:style-name="T3"> John 1:1-14</text:span></text:p>
      <text:p text:style-name="P3"/>
      <text:p text:style-name="P8"><text:span text:style-name="T5">Text:</text:span><text:span text:style-name="T9"> </text:span><text:span text:style-name="T11">Psalm 12:6</text:span><text:span text:style-name="T10"> “The words of the LORD </text:span><text:span text:style-name="T12">are</text:span><text:span text:style-name="T10"> pure words: </text:span><text:span text:style-name="T12">as</text:span><text:span text:style-name="T10"> silver tried <text:tab/>in a furnace of earth, purified seven times.”</text:span></text:p>
      <text:p text:style-name="P4"/>
      <text:h text:style-name="P6" text:outline-level="3"><text:span text:style-name="T1">Introduction:</text:span><text:span text:style-name="T3"> In Exodus 9 we are presented with a contrast. Moses has told Pharaoh about the plague of hail. He warns him that the storm will be so severe that all people and animals caught out in it will die. The contrast is found in verses 20 and 21:</text:span><text:span text:style-name="T16"> “He that feared the word of the LORD among the servants of Pharaoh made his servants and his cattle flee into the houses: And he that regarded not the word of the LORD left his servants and his cattle in the field.”</text:span><text:span text:style-name="T3"> The difference in behavior was a result of the difference in belief in the words spoken by the Lord. The results of <text:s/>disbelief were catastrophic.</text:span></text:h>
      <text:h text:style-name="P7" text:outline-level="3"><text:span text:style-name="T3"><text:s text:c="2"/>Have you heard it said? “God said it! I believe it! That settles it!” What do you think of that phrase? What if you remove the middle part? What if I don't believe it? If God says it then that settles it whether I believe it or not.</text:span></text:h>
      <text:h text:style-name="P7" text:outline-level="3"><text:span text:style-name="T2">The Great Famine:</text:span><text:span text:style-name="T3"> Every several years we are presented with a great need from some, third world, country that is experiencing a drought or a famine of some sort. For the people living in these countries this is the absolute worst thing that can happen and in many cases causes death and or diseases from malnutrition. Usually when we hear about these events we reach down into our pockets and give because we realize that but for the grace of God we could be in the same situation. <text:s/></text:span></text:h>
      <text:h text:style-name="P7" text:outline-level="3"><text:span text:style-name="T3"><text:s text:c="2"/>In Amos 8:11 we read: “</text:span><text:span text:style-name="T16">Behold, the days come, saith the Lord GOD, that I will send a famine in the land, not a famine of bread, nor a thirst for water, but of hearing the words of the LORD:” </text:span><text:span text:style-name="T18">When do you think this will happen</text:span><text:span text:style-name="T16">? </text:span><text:span text:style-name="T18">Do you think it is happening now</text:span><text:span text:style-name="T16">? With all the preaching going on, this morning, could there be a lack of folks hearing the Words of the LORD? Notice that this verse of scripture doesn't say that there is a lack of the words of the LORD; it does not say that there is a famine of preaching the words of the LORD. It plainly says that there is a famine in regards to folks “</text:span><text:span text:style-name="T14">hearing</text:span><text:span text:style-name="T16"> the words of the LORD.” </text:span></text:h>
      <text:h text:style-name="P7" text:outline-level="3"><text:span text:style-name="T19">Why we don't hear:</text:span><text:span text:style-name="T16"> There are many reasons why one may not hear the words of the LORD. I will deal with a few and if you can think of more then you can preach them next Sunday.</text:span></text:h>
      <text:h text:style-name="P7" text:outline-level="3"><text:span text:style-name="T16"><text:s text:c="2"/></text:span><text:span text:style-name="T19">First;</text:span><text:span text:style-name="T16"> it may be that (1) The words are not preached. Maybe the speaker is presenting good secular philosophy but not the words of the LORD. (2) the word is not </text:span><text:span text:style-name="T14">clearly</text:span><text:span text:style-name="T16"> preached. It could be mixed in with secular ideas or some theologian's input that waters the message down or perhaps the message is just poorly presented. (3) Perhaps it may not be </text:span><text:span text:style-name="T14">thoroughly</text:span><text:span text:style-name="T16"> preached. It is like preparing a recipe with several ingredients left out. It tastes OK but something is missing. (4) Perhaps the words are not </text:span><text:span text:style-name="T14">clearly identified</text:span><text:span text:style-name="T16"> as coming from the Lord. One may assume that they are good ideas but not God's ideas.</text:span></text:h>
      <text:h text:style-name="P7" text:outline-level="3"><text:span text:style-name="T16"><text:s text:c="2"/>My daughter knows how to get under my skin. She has invented a word by combining two words. Her word is: </text:span><text:span text:style-name="T17">“momsaid” she doesn't say “Dad, mom said...” She says: “momsaid I...” The reason this is really irritating to me is not just the arrogant attitude and </text:span><text:span text:style-name="T20">condescending</text:span><text:span text:style-name="T17"> tone; it is also because I know that <text:s/>I'm not going to hear </text:span><text:span text:style-name="T15">exactly what mom said</text:span><text:span text:style-name="T17"> nor will I hear </text:span><text:span text:style-name="T15">all that mom said</text:span><text:span text:style-name="T17">. “momsaid” means that I am going to hear just the part of what “momsaid” that will benefit my daughters agenda. There are so many sermons that do the same thing. They don't present all that God said or exactly what God said but just the part that benefits the preachers agenda. </text:span></text:h>
      <text:h text:style-name="P7" text:outline-level="3"><text:span text:style-name="T16"><text:s text:c="2"/></text:span><text:span text:style-name="T19">Secondly;</text:span><text:span text:style-name="T16"> we may not hear because there are so many messages that we struggle to focus. <text:s/>In the navy, on the <text:s/>carrier, there were messages constantly blaring on the ships loud speaker system. How could one know what ones were intended for you? There was a boatswains mate on the bridge at all times. He was usually an E2, E3, or <text:s/>E4 (the lowest ranked man on the bridge). He had a whistle, not your normal whistle, but a boatswains whistle. He would blow that whistle in a certain way and you knew that you had better get moving. Can I say that the Holy Spirit also has a whistle and we need to become familiar with how He speaks so that we will clearly be able to distinguish between a good message and God speaking to us.</text:span></text:h>
      <text:h text:style-name="P7" text:outline-level="3"><text:span text:style-name="T16"><text:s text:c="2"/></text:span><text:span text:style-name="T19">Third;</text:span><text:span text:style-name="T16"> we may not hear because we are distracted by other things or needs. As a home school father I watch my daughter listening to a teacher on DVD while drawing on a sketch pad and then listen as she misses all the review questions. When I point out that she cannot focus on the teacher while drawing she blames the teacher. If the teacher hadn't wasted her time teaching things that weren't on the test then she could have gotten the answers right. May I point out that perhaps we cannot hear the words of the LORD because we have our attention focused on other voices.</text:span></text:h>
      <text:h text:style-name="P9" text:outline-level="3"><text:span text:style-name="T7"/></text:h>
      <text:h text:style-name="P9" text:outline-level="3"><text:span text:style-name="T7">Conclude:</text:span><text:span text:style-name="T6"> In 1</text:span><text:span text:style-name="T21">st</text:span><text:span text:style-name="T6"> Samuel we read: “...</text:span><text:span text:style-name="T4">And the word of the LORD was precious in those days...” the word precious in this usage </text:span><text:span text:style-name="T8">refers</text:span><text:span text:style-name="T4"> to the idea of rarity. That is not true of our day. The word of the LORD is abundant and available. </text:span><text:span text:style-name="T13">John 1:14 says: “And the Word was made flesh, and dwelt among us...” Not only do we have the written Word of God We have the living Word of God within us. We are living during a time of abundance and it is to our shame if we fail to take advantage of it.</text:span></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5</meta:editing-cycles>
    <meta:creation-date>2014-03-28T17:34:00</meta:creation-date>
    <dc:date>2018-03-20T08:20:50.52</dc:date>
    <meta:editing-duration>PT15H13M13S</meta:editing-duration>
    <meta:generator>OpenOffice/4.1.3$Win32 OpenOffice.org_project/413m1$Build-9783</meta:generator>
    <meta:document-statistic meta:table-count="0" meta:image-count="0" meta:object-count="0" meta:page-count="1" meta:paragraph-count="13" meta:word-count="1025" meta:character-count="53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